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LDMLT</text:p>
          </table:table-cell>
          <table:table-cell/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DTW+KN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riplets fac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 st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SRA I</text:p>
          </table:table-cell>
          <table:table-cell table:number-columns-repeated="4"/>
          <table:table-cell office:value-type="string" calcext:value-type="string">
            <text:p>alpha fac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 di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/>
          <table:table-cell office:value-type="string" calcext:value-type="string">
            <text:p>cyc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 sli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962" calcext:value-type="float">
            <text:p>0,8962</text:p>
          </table:table-cell>
          <table:table-cell office:value-type="float" office:value="123.082" calcext:value-type="float">
            <text:p>123,082</text:p>
          </table:table-cell>
          <table:table-cell office:value-type="float" office:value="0.161" calcext:value-type="float">
            <text:p>0,161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idSize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7642" calcext:value-type="float">
            <text:p>0,7642</text:p>
          </table:table-cell>
          <table:table-cell office:value-type="float" office:value="173.81" calcext:value-type="float">
            <text:p>173,81</text:p>
          </table:table-cell>
          <table:table-cell office:value-type="float" office:value="0.221" calcext:value-type="float">
            <text:p>0,221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7736" calcext:value-type="float">
            <text:p>0,7736</text:p>
          </table:table-cell>
          <table:table-cell office:value-type="float" office:value="18.55" calcext:value-type="float">
            <text:p>18,55</text:p>
          </table:table-cell>
          <table:table-cell office:value-type="float" office:value="0.024" calcext:value-type="float">
            <text:p>0,024</text:p>
          </table:table-cell>
          <table:table-cell table:number-columns-repeated="3"/>
          <table:table-cell office:value-type="string" calcext:value-type="string">
            <text:p>be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343" calcext:value-type="float">
            <text:p>0,343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office:value-type="string" calcext:value-type="string">
            <text:p>filter_param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072" calcext:value-type="float">
            <text:p>0,072</text:p>
          </table:table-cell>
          <table:table-cell office:value-type="float" office:value="0.007" calcext:value-type="float">
            <text:p>0,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8019" calcext:value-type="float">
            <text:p>0,8019</text:p>
          </table:table-cell>
          <table:table-cell office:value-type="float" office:value="0" calcext:value-type="float">
            <text:p>0</text:p>
          </table:table-cell>
          <table:table-cell office:value-type="float" office:value="0.349" calcext:value-type="float">
            <text:p>0,3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ST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783" calcext:value-type="float">
            <text:p>0,783</text:p>
          </table:table-cell>
          <table:table-cell office:value-type="float" office:value="38.693" calcext:value-type="float">
            <text:p>38,693</text:p>
          </table:table-cell>
          <table:table-cell office:value-type="float" office:value="0.035" calcext:value-type="float">
            <text:p>0,0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6792" calcext:value-type="float">
            <text:p>0,6792</text:p>
          </table:table-cell>
          <table:table-cell office:value-type="float" office:value="58.742" calcext:value-type="float">
            <text:p>58,742</text:p>
          </table:table-cell>
          <table:table-cell office:value-type="float" office:value="0.064" calcext:value-type="float">
            <text:p>0,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7075" calcext:value-type="float">
            <text:p>0,7075</text:p>
          </table:table-cell>
          <table:table-cell office:value-type="float" office:value="10.497" calcext:value-type="float">
            <text:p>10,497</text:p>
          </table:table-cell>
          <table:table-cell office:value-type="float" office:value="0.014" calcext:value-type="float">
            <text:p>0,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157" calcext:value-type="float">
            <text:p>0,157</text:p>
          </table:table-cell>
          <table:table-cell office:value-type="float" office:value="0.003" calcext:value-type="float">
            <text:p>0,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509" calcext:value-type="float">
            <text:p>0,6509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,1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ST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AR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9815" calcext:value-type="float">
            <text:p>0,9815</text:p>
          </table:table-cell>
          <table:table-cell office:value-type="float" office:value="4278.322" calcext:value-type="float">
            <text:p>4278,322</text:p>
          </table:table-cell>
          <table:table-cell office:value-type="float" office:value="3.548" calcext:value-type="float">
            <text:p>3,5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9444" calcext:value-type="float">
            <text:p>0,9444</text:p>
          </table:table-cell>
          <table:table-cell office:value-type="float" office:value="5990.215" calcext:value-type="float">
            <text:p>5990,215</text:p>
          </table:table-cell>
          <table:table-cell office:value-type="float" office:value="3.906" calcext:value-type="float">
            <text:p>3,9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9481" calcext:value-type="float">
            <text:p>0,9481</text:p>
          </table:table-cell>
          <table:table-cell office:value-type="float" office:value="121.134" calcext:value-type="float">
            <text:p>121,134</text:p>
          </table:table-cell>
          <table:table-cell office:value-type="float" office:value="0.127" calcext:value-type="float">
            <text:p>0,1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" calcext:value-type="float">
            <text:p>0,9</text:p>
          </table:table-cell>
          <table:table-cell office:value-type="float" office:value="2.082" calcext:value-type="float">
            <text:p>2,082</text:p>
          </table:table-cell>
          <table:table-cell office:value-type="float" office:value="0.162" calcext:value-type="float">
            <text:p>0,1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926" calcext:value-type="float">
            <text:p>0,8926</text:p>
          </table:table-cell>
          <table:table-cell office:value-type="float" office:value="0.38" calcext:value-type="float">
            <text:p>0,38</text:p>
          </table:table-cell>
          <table:table-cell office:value-type="float" office:value="0.057" calcext:value-type="float">
            <text:p>0,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9111" calcext:value-type="float">
            <text:p>0,9111</text:p>
          </table:table-cell>
          <table:table-cell office:value-type="float" office:value="0" calcext:value-type="float">
            <text:p>0</text:p>
          </table:table-cell>
          <table:table-cell office:value-type="float" office:value="2.639" calcext:value-type="float">
            <text:p>2,6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ST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SRA II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319" calcext:value-type="float">
            <text:p>0,8319</text:p>
          </table:table-cell>
          <table:table-cell office:value-type="float" office:value="129.371" calcext:value-type="float">
            <text:p>129,371</text:p>
          </table:table-cell>
          <table:table-cell office:value-type="float" office:value="0.158" calcext:value-type="float">
            <text:p>0,1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6903" calcext:value-type="float">
            <text:p>0,6903</text:p>
          </table:table-cell>
          <table:table-cell office:value-type="float" office:value="187.627" calcext:value-type="float">
            <text:p>187,627</text:p>
          </table:table-cell>
          <table:table-cell office:value-type="float" office:value="0.208" calcext:value-type="float">
            <text:p>0,2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6814" calcext:value-type="float">
            <text:p>0,6814</text:p>
          </table:table-cell>
          <table:table-cell office:value-type="float" office:value="17.682" calcext:value-type="float">
            <text:p>17,682</text:p>
          </table:table-cell>
          <table:table-cell office:value-type="float" office:value="0.023" calcext:value-type="float">
            <text:p>0,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23" calcext:value-type="float">
            <text:p>0,823</text:p>
          </table:table-cell>
          <table:table-cell office:value-type="float" office:value="0.33" calcext:value-type="float">
            <text:p>0,33</text:p>
          </table:table-cell>
          <table:table-cell office:value-type="float" office:value="0.01" calcext:value-type="float">
            <text:p>0,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142" calcext:value-type="float">
            <text:p>0,8142</text:p>
          </table:table-cell>
          <table:table-cell office:value-type="float" office:value="0.068" calcext:value-type="float">
            <text:p>0,068</text:p>
          </table:table-cell>
          <table:table-cell office:value-type="float" office:value="0.008" calcext:value-type="float">
            <text:p>0,0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903" calcext:value-type="float">
            <text:p>0,6903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,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ST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SRA III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9018" calcext:value-type="float">
            <text:p>0,9018</text:p>
          </table:table-cell>
          <table:table-cell office:value-type="float" office:value="123.109" calcext:value-type="float">
            <text:p>123,109</text:p>
          </table:table-cell>
          <table:table-cell office:value-type="float" office:value="0.173" calcext:value-type="float">
            <text:p>0,1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393" calcext:value-type="float">
            <text:p>0,8393</text:p>
          </table:table-cell>
          <table:table-cell office:value-type="float" office:value="175.602" calcext:value-type="float">
            <text:p>175,602</text:p>
          </table:table-cell>
          <table:table-cell office:value-type="float" office:value="0.222" calcext:value-type="float">
            <text:p>0,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571" calcext:value-type="float">
            <text:p>0,8571</text:p>
          </table:table-cell>
          <table:table-cell office:value-type="float" office:value="16.273" calcext:value-type="float">
            <text:p>16,273</text:p>
          </table:table-cell>
          <table:table-cell office:value-type="float" office:value="0.023" calcext:value-type="float">
            <text:p>0,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34" calcext:value-type="float">
            <text:p>0,34</text:p>
          </table:table-cell>
          <table:table-cell office:value-type="float" office:value="0.011" calcext:value-type="float">
            <text:p>0,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065" calcext:value-type="float">
            <text:p>0,065</text:p>
          </table:table-cell>
          <table:table-cell office:value-type="float" office:value="0.008" calcext:value-type="float">
            <text:p>0,0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411" calcext:value-type="float">
            <text:p>0,7411</text:p>
          </table:table-cell>
          <table:table-cell office:value-type="float" office:value="0" calcext:value-type="float">
            <text:p>0</text:p>
          </table:table-cell>
          <table:table-cell office:value-type="float" office:value="0.344" calcext:value-type="float">
            <text:p>0,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ST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UT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977" calcext:value-type="float">
            <text:p>0,8977</text:p>
          </table:table-cell>
          <table:table-cell office:value-type="float" office:value="2904.505" calcext:value-type="float">
            <text:p>2904,505</text:p>
          </table:table-cell>
          <table:table-cell office:value-type="float" office:value="1.751" calcext:value-type="float">
            <text:p>1,7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047" calcext:value-type="float">
            <text:p>0,8047</text:p>
          </table:table-cell>
          <table:table-cell office:value-type="float" office:value="3886.621" calcext:value-type="float">
            <text:p>3886,621</text:p>
          </table:table-cell>
          <table:table-cell office:value-type="float" office:value="2.003" calcext:value-type="float">
            <text:p>2,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14" calcext:value-type="float">
            <text:p>0,814</text:p>
          </table:table-cell>
          <table:table-cell office:value-type="float" office:value="176.882" calcext:value-type="float">
            <text:p>176,882</text:p>
          </table:table-cell>
          <table:table-cell office:value-type="float" office:value="0.123" calcext:value-type="float">
            <text:p>0,1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884" calcext:value-type="float">
            <text:p>0,8884</text:p>
          </table:table-cell>
          <table:table-cell office:value-type="float" office:value="2.118" calcext:value-type="float">
            <text:p>2,118</text:p>
          </table:table-cell>
          <table:table-cell office:value-type="float" office:value="0.108" calcext:value-type="float">
            <text:p>0,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907" calcext:value-type="float">
            <text:p>0,8907</text:p>
          </table:table-cell>
          <table:table-cell office:value-type="float" office:value="0.398" calcext:value-type="float">
            <text:p>0,398</text:p>
          </table:table-cell>
          <table:table-cell office:value-type="float" office:value="0.046" calcext:value-type="float">
            <text:p>0,0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721" calcext:value-type="float">
            <text:p>0,7721</text:p>
          </table:table-cell>
          <table:table-cell office:value-type="float" office:value="0" calcext:value-type="float">
            <text:p>0</text:p>
          </table:table-cell>
          <table:table-cell office:value-type="float" office:value="2.293" calcext:value-type="float">
            <text:p>2,2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ST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UT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889" calcext:value-type="float">
            <text:p>0,8889</text:p>
          </table:table-cell>
          <table:table-cell office:value-type="float" office:value="61.902" calcext:value-type="float">
            <text:p>61,902</text:p>
          </table:table-cell>
          <table:table-cell office:value-type="float" office:value="0.08" calcext:value-type="float">
            <text:p>0,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283" calcext:value-type="float">
            <text:p>0,8283</text:p>
          </table:table-cell>
          <table:table-cell office:value-type="float" office:value="136.759" calcext:value-type="float">
            <text:p>136,759</text:p>
          </table:table-cell>
          <table:table-cell office:value-type="float" office:value="0.115" calcext:value-type="float">
            <text:p>0,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384" calcext:value-type="float">
            <text:p>0,8384</text:p>
          </table:table-cell>
          <table:table-cell office:value-type="float" office:value="9.434" calcext:value-type="float">
            <text:p>9,434</text:p>
          </table:table-cell>
          <table:table-cell office:value-type="float" office:value="0.017" calcext:value-type="float">
            <text:p>0,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283" calcext:value-type="float">
            <text:p>0,8283</text:p>
          </table:table-cell>
          <table:table-cell office:value-type="float" office:value="0.238" calcext:value-type="float">
            <text:p>0,238</text:p>
          </table:table-cell>
          <table:table-cell office:value-type="float" office:value="0.007" calcext:value-type="float">
            <text:p>0,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085" calcext:value-type="float">
            <text:p>0,085</text:p>
          </table:table-cell>
          <table:table-cell office:value-type="float" office:value="0.005" calcext:value-type="float">
            <text:p>0,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556" calcext:value-type="float">
            <text:p>0,5556</text:p>
          </table:table-cell>
          <table:table-cell office:value-type="float" office:value="0" calcext:value-type="float">
            <text:p>0</text:p>
          </table:table-cell>
          <table:table-cell office:value-type="float" office:value="0.203" calcext:value-type="float">
            <text:p>0,2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ST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YSU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6708" calcext:value-type="float">
            <text:p>0,6708</text:p>
          </table:table-cell>
          <table:table-cell office:value-type="float" office:value="15111.702" calcext:value-type="float">
            <text:p>15111,702</text:p>
          </table:table-cell>
          <table:table-cell office:value-type="float" office:value="14.863" calcext:value-type="float">
            <text:p>14,8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5333" calcext:value-type="float">
            <text:p>0,5333</text:p>
          </table:table-cell>
          <table:table-cell office:value-type="float" office:value="17408.395" calcext:value-type="float">
            <text:p>17408,395</text:p>
          </table:table-cell>
          <table:table-cell office:value-type="float" office:value="15.574" calcext:value-type="float">
            <text:p>15,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5542" calcext:value-type="float">
            <text:p>0,5542</text:p>
          </table:table-cell>
          <table:table-cell office:value-type="float" office:value="305.524" calcext:value-type="float">
            <text:p>305,524</text:p>
          </table:table-cell>
          <table:table-cell office:value-type="float" office:value="0.274" calcext:value-type="float">
            <text:p>0,2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7208" calcext:value-type="float">
            <text:p>0,7208</text:p>
          </table:table-cell>
          <table:table-cell office:value-type="float" office:value="3.852" calcext:value-type="float">
            <text:p>3,852</text:p>
          </table:table-cell>
          <table:table-cell office:value-type="float" office:value="0.525" calcext:value-type="float">
            <text:p>0,5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7125" calcext:value-type="float">
            <text:p>0,7125</text:p>
          </table:table-cell>
          <table:table-cell office:value-type="float" office:value="0.714" calcext:value-type="float">
            <text:p>0,714</text:p>
          </table:table-cell>
          <table:table-cell office:value-type="float" office:value="0.147" calcext:value-type="float">
            <text:p>0,1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292" calcext:value-type="float">
            <text:p>0,5292</text:p>
          </table:table-cell>
          <table:table-cell office:value-type="float" office:value="0" calcext:value-type="float">
            <text:p>0</text:p>
          </table:table-cell>
          <table:table-cell office:value-type="float" office:value="4.798" calcext:value-type="float">
            <text:p>4,7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ST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table:number-columns-repeated="10"/>
        </table:table-row>
      </table:table>
      <table:table table:name="Arkusz2" table:style-name="ta1">
        <table:shapes>
          <draw:frame draw:z-index="0" draw:style-name="gr1" draw:text-style-name="P1" svg:width="15.997cm" svg:height="9.004cm" svg:x="7.131cm" svg:y="4.383cm">
            <draw:object draw:notify-on-update-of-ranges="Arkusz2.B8:Arkusz2.B18 Arkusz2.C8:Arkusz2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6.883cm" svg:y="13.254cm">
            <draw:object draw:notify-on-update-of-ranges="Arkusz2.B35:Arkusz2.B35 Arkusz2.B36:Arkusz2.B44 Arkusz2.C35:Arkusz2.C35 Arkusz2.C36:Arkusz2.C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6.884cm" svg:y="21.78cm">
            <draw:object draw:notify-on-update-of-ranges="Arkusz2.B47:Arkusz2.B47 Arkusz2.B48:Arkusz2.B58 Arkusz2.C47:Arkusz2.C47 Arkusz2.C48:Arkusz2.C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4cm" svg:x="6.8cm" svg:y="30.705cm">
            <draw:object draw:notify-on-update-of-ranges="Arkusz2.B62:Arkusz2.B76 Arkusz2.C61:Arkusz2.C61 Arkusz2.C62:Arkusz2.C7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7cm" svg:height="9.005cm" svg:x="32.161cm" svg:y="2.099cm">
            <draw:object draw:notify-on-update-of-ranges="Arkusz2.M6:Arkusz2.M15 Arkusz2.N6:Arkusz2.N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7cm" svg:height="9.005cm" svg:x="32.297cm" svg:y="10.996cm">
            <draw:object draw:notify-on-update-of-ranges="Arkusz2.M19:Arkusz2.M26 Arkusz2.N19:Arkusz2.N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7cm" svg:height="9.004cm" svg:x="32.489cm" svg:y="20.107cm">
            <draw:object draw:notify-on-update-of-ranges="Arkusz2.M29:Arkusz2.M38 Arkusz2.N29:Arkusz2.N3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8cm" svg:height="9.005cm" svg:x="32.737cm" svg:y="37.717cm">
            <draw:object draw:notify-on-update-of-ranges="Arkusz2.M54:Arkusz2.M63 Arkusz2.N54:Arkusz2.N6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9" draw:style-name="gr1" draw:text-style-name="P1" svg:width="15.997cm" svg:height="9.004cm" svg:x="32.793cm" svg:y="46.803cm">
            <draw:object draw:notify-on-update-of-ranges="Arkusz2.M67:Arkusz2.M80 Arkusz2.N67:Arkusz2.N8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1" draw:style-name="gr1" draw:text-style-name="P1" svg:width="15.997cm" svg:height="9.005cm" svg:x="58.922cm" svg:y="0.611cm">
            <draw:object draw:notify-on-update-of-ranges="Arkusz2.Y4:Arkusz2.Y4 Arkusz2.Y5:Arkusz2.Y19 Arkusz2.Z4:Arkusz2.Z4 Arkusz2.Z5:Arkusz2.Z1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2" table:number-columns-repeated="26" table:default-cell-style-name="Default"/>
        <table:table-row table:style-name="ro1">
          <table:table-cell office:value-type="string" calcext:value-type="string">
            <text:p>LDML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riplet = 20</text:p>
          </table:table-cell>
          <table:table-cell office:value-type="string" calcext:value-type="string">
            <text:p>Cycle = 15</text:p>
          </table:table-cell>
          <table:table-cell office:value-type="string" calcext:value-type="string">
            <text:p><text:s/>Alpha = 5</text:p>
          </table:table-cell>
          <table:table-cell office:value-type="string" calcext:value-type="string">
            <text:p>K = 1</text:p>
          </table:table-cell>
          <table:table-cell table:number-columns-repeated="8"/>
          <table:table-cell office:value-type="string" calcext:value-type="string">
            <text:p>DE</text:p>
          </table:table-cell>
          <table:table-cell table:number-columns-repeated="11"/>
          <table:table-cell office:value-type="string" calcext:value-type="string">
            <text:p>KNN DTW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DE step = 3</text:p>
          </table:table-cell>
          <table:table-cell office:value-type="string" calcext:value-type="string">
            <text:p>DE dim = 2</text:p>
          </table:table-cell>
          <table:table-cell office:value-type="string" calcext:value-type="string">
            <text:p>DE slid = 2</text:p>
          </table:table-cell>
          <table:table-cell office:value-type="string" calcext:value-type="string">
            <text:p>Alpha = 2</text:p>
          </table:table-cell>
          <table:table-cell office:value-type="string" calcext:value-type="string">
            <text:p>Beta = 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iplet factor</text:p>
          </table:table-cell>
          <table:table-cell table:number-columns-repeated="2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DE step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0.736" calcext:value-type="float">
            <text:p>0,736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77" calcext:value-type="float">
            <text:p>0,87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736" calcext:value-type="float">
            <text:p>0,736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0.887" calcext:value-type="float">
            <text:p>0,88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726" calcext:value-type="float">
            <text:p>0,72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774" calcext:value-type="float">
            <text:p>0,77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877" calcext:value-type="float">
            <text:p>0,87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764" calcext:value-type="float">
            <text:p>0,76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868" calcext:value-type="float">
            <text:p>0,86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0.745" calcext:value-type="float">
            <text:p>0,74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table:style-name="ce1" office:value-type="float" office:value="5" calcext:value-type="float">
            <text:p>5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755" calcext:value-type="float">
            <text:p>0,75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0.83" calcext:value-type="float">
            <text:p>0,8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0.745" calcext:value-type="float">
            <text:p>0,7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0.887" calcext:value-type="float">
            <text:p>0,88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84" calcext:value-type="float">
            <text:p>0,84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877" calcext:value-type="float">
            <text:p>0,877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745" calcext:value-type="float">
            <text:p>0,74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858" calcext:value-type="float">
            <text:p>0,858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745" calcext:value-type="float">
            <text:p>0,745</text:p>
          </table:table-cell>
          <table:table-cell table:number-columns-repeated="21"/>
          <table:table-cell office:value-type="float" office:value="12" calcext:value-type="float">
            <text:p>12</text:p>
          </table:table-cell>
          <table:table-cell office:value-type="float" office:value="0.783" calcext:value-type="float">
            <text:p>0,7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745" calcext:value-type="float">
            <text:p>0,745</text:p>
          </table:table-cell>
          <table:table-cell table:number-columns-repeated="21"/>
          <table:table-cell office:value-type="float" office:value="13" calcext:value-type="float">
            <text:p>13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745" calcext:value-type="float">
            <text:p>0,745</text:p>
          </table:table-cell>
          <table:table-cell table:number-columns-repeated="9"/>
          <table:table-cell office:value-type="string" calcext:value-type="string">
            <text:p>DE dim</text:p>
          </table:table-cell>
          <table:table-cell table:number-columns-repeated="11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802" calcext:value-type="float">
            <text:p>0,802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68" calcext:value-type="float">
            <text:p>0,868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0.783" calcext:value-type="float">
            <text:p>0,783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0.726" calcext:value-type="float">
            <text:p>0,72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0.66" calcext:value-type="float">
            <text:p>0,6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0.594" calcext:value-type="float">
            <text:p>0,59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0.462" calcext:value-type="float">
            <text:p>0,462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2"/>
          <table:table-cell office:value-type="string" calcext:value-type="string">
            <text:p>DE slid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0.84" calcext:value-type="float">
            <text:p>0,8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0.868" calcext:value-type="float">
            <text:p>0,86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lpha factor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0.783" calcext:value-type="float">
            <text:p>0,7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736" calcext:value-type="float">
            <text:p>0,7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736" calcext:value-type="float">
            <text:p>0,7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745" calcext:value-type="float">
            <text:p>0,7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774" calcext:value-type="float">
            <text:p>0,7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764" calcext:value-type="float">
            <text:p>0,76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string" calcext:value-type="string">
            <text:p>Alph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792" calcext:value-type="float">
            <text:p>0,792</text:p>
          </table:table-cell>
          <table:table-cell table:number-columns-repeated="9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ycles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74" calcext:value-type="float">
            <text:p>0,77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792" calcext:value-type="float">
            <text:p>0,79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792" calcext:value-type="float">
            <text:p>0,7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792" calcext:value-type="float">
            <text:p>0,792</text:p>
          </table:table-cell>
          <table:table-cell table:number-columns-repeated="9"/>
          <table:table-cell office:value-type="string" calcext:value-type="string">
            <text:p>Bet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774" calcext:value-type="float">
            <text:p>0,77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25" calcext:value-type="float">
            <text:p>0,9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802" calcext:value-type="float">
            <text:p>0,80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83" calcext:value-type="float">
            <text:p>0,83</text:p>
          </table:table-cell>
          <table:table-cell table:number-columns-repeated="11"/>
          <table:table-cell>
            <draw:frame draw:z-index="8" draw:style-name="gr1" draw:text-style-name="P1" svg:width="15.998cm" svg:height="9.005cm" svg:x="0.771cm" svg:y="0.241cm">
              <draw:object draw:notify-on-update-of-ranges="Arkusz2.M42:Arkusz2.M51 Arkusz2.N42:Arkusz2.N5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821" calcext:value-type="float">
            <text:p>0,821</text:p>
          </table:table-cell>
          <table:table-cell table:number-columns-repeated="9"/>
          <table:table-cell office:value-type="string" calcext:value-type="string">
            <text:p>Grid size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821" calcext:value-type="float">
            <text:p>0,82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849" calcext:value-type="float">
            <text:p>0,849</text:p>
          </table:table-cell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868" calcext:value-type="float">
            <text:p>0,868</text:p>
          </table:table-cell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858" calcext:value-type="float">
            <text:p>0,858</text:p>
          </table:table-cell>
          <table:table-cell table:number-columns-repeated="9"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25" calcext:value-type="float">
            <text:p>0,9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887" calcext:value-type="float">
            <text:p>0,887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office:value-type="float" office:value="0.868" calcext:value-type="float">
            <text:p>0,8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868" calcext:value-type="float">
            <text:p>0,868</text:p>
          </table:table-cell>
          <table:table-cell table:number-columns-repeated="9"/>
          <table:table-cell office:value-type="float" office:value="0.3" calcext:value-type="float">
            <text:p>0,3</text:p>
          </table:table-cell>
          <table:table-cell office:value-type="float" office:value="0.792" calcext:value-type="float">
            <text:p>0,7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877" calcext:value-type="float">
            <text:p>0,877</text:p>
          </table:table-cell>
          <table:table-cell table:number-columns-repeated="9"/>
          <table:table-cell office:value-type="float" office:value="0.4" calcext:value-type="float">
            <text:p>0,4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84" calcext:value-type="float">
            <text:p>0,84</text:p>
          </table:table-cell>
          <table:table-cell table:number-columns-repeated="9"/>
          <table:table-cell office:value-type="float" office:value="0.5" calcext:value-type="float">
            <text:p>0,5</text:p>
          </table:table-cell>
          <table:table-cell office:value-type="float" office:value="0.811" calcext:value-type="float">
            <text:p>0,8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877" calcext:value-type="float">
            <text:p>0,877</text:p>
          </table:table-cell>
          <table:table-cell table:number-columns-repeated="9"/>
          <table:table-cell office:value-type="float" office:value="0.6" calcext:value-type="float">
            <text:p>0,6</text:p>
          </table:table-cell>
          <table:table-cell office:value-type="float" office:value="0.689" calcext:value-type="float">
            <text:p>0,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858" calcext:value-type="float">
            <text:p>0,858</text:p>
          </table:table-cell>
          <table:table-cell table:number-columns-repeated="9"/>
          <table:table-cell office:value-type="float" office:value="0.7" calcext:value-type="float">
            <text:p>0,7</text:p>
          </table:table-cell>
          <table:table-cell office:value-type="float" office:value="0.594" calcext:value-type="float">
            <text:p>0,59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8" calcext:value-type="float">
            <text:p>0,8</text:p>
          </table:table-cell>
          <table:table-cell office:value-type="float" office:value="0.717" calcext:value-type="float">
            <text:p>0,71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9" calcext:value-type="float">
            <text:p>0,9</text:p>
          </table:table-cell>
          <table:table-cell office:value-type="float" office:value="0.736" calcext:value-type="float">
            <text:p>0,73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2"/>
          <table:table-cell office:value-type="string" calcext:value-type="string">
            <text:p>Filter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1" calcext:value-type="float">
            <text:p>0,1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2" calcext:value-type="float">
            <text:p>0,2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3" calcext:value-type="float">
            <text:p>0,3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4" calcext:value-type="float">
            <text:p>0,4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925" calcext:value-type="float">
            <text:p>0,92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6" calcext:value-type="float">
            <text:p>0,6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7" calcext:value-type="float">
            <text:p>0,7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8" calcext:value-type="float">
            <text:p>0,8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9" calcext:value-type="float">
            <text:p>0,9</text:p>
          </table:table-cell>
          <table:table-cell office:value-type="float" office:value="0.708" calcext:value-type="float">
            <text:p>0,70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113" calcext:value-type="float">
            <text:p>0,113</text:p>
          </table:table-cell>
          <table:table-cell table:number-columns-repeated="12"/>
        </table:table-row>
        <table:table-row table:style-name="ro1" table:number-rows-repeated="31">
          <table:table-cell table:number-columns-repeated="26"/>
        </table:table-row>
        <table:table-row table:style-name="ro1">
          <table:table-cell table:number-columns-repeated="14"/>
          <table:table-cell>
            <draw:frame draw:z-index="10" draw:style-name="gr1" draw:text-style-name="P1" svg:width="15.997cm" svg:height="9.004cm" svg:x="1.321cm" svg:y="0.426cm">
              <draw:object draw:notify-on-update-of-ranges="Arkusz2.M82:Arkusz2.M92 Arkusz2.N82:Arkusz2.N9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07:06.877499767</meta:creation-date>
    <meta:generator>LibreOffice/7.4.7.2$Linux_X86_64 LibreOffice_project/40$Build-2</meta:generator>
    <dc:date>2025-02-24T18:14:15.580524833</dc:date>
    <meta:editing-duration>PT10H6M22S</meta:editing-duration>
    <meta:editing-cycles>11</meta:editing-cycles>
    <meta:document-statistic meta:table-count="2" meta:cell-count="557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3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442cm" svg:y="0.316cm" chart:style-name="ch2">
          <text:p>Accuracy(Triplets factor)</text:p>
        </chart:title>
        <chart:plot-area chart:style-name="ch3" table:cell-range-address="Arkusz2.B8:Arkusz2.C18" svg:x="1.33cm" svg:y="1.275cm" svg:width="14.349cm" svg:height="6.569cm">
          <chart:coordinate-region svg:x="2.428cm" svg:y="1.475cm" svg:width="13.064cm" svg:height="5.723cm"/>
          <chart:axis chart:dimension="x" chart:name="primary-x" chart:style-name="ch4">
            <chart:title svg:x="7.481cm" svg:y="8.024cm" chart:style-name="ch5">
              <text:p>Triplets factor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C8:Arkusz2.C18" chart:class="chart:scatter">
            <chart:domain table:cell-range-address="Arkusz2.B8:Arkusz2.B18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2.B8:Arkusz2.B18</svg:desc>
                </draw:g>
              </table:table-cell>
              <table:table-cell office:value-type="float" office:value="0.774">
                <text:p>0.774</text:p>
                <draw:g>
                  <svg:desc>Arkusz2.C8:Arkusz2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745">
                <text:p>0.7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918cm" svg:y="0.316cm" chart:style-name="ch2">
          <text:p>Accuracy(Grid size)</text:p>
        </chart:title>
        <chart:plot-area chart:style-name="ch3" table:cell-range-address="Arkusz2.M67:Arkusz2.N80" svg:x="1.33cm" svg:y="1.275cm" svg:width="14.349cm" svg:height="6.569cm">
          <chart:coordinate-region svg:x="2.057cm" svg:y="1.474cm" svg:width="13.528cm" svg:height="5.723cm"/>
          <chart:axis chart:dimension="x" chart:name="primary-x" chart:style-name="ch4">
            <chart:title svg:x="7.812cm" svg:y="8.024cm" chart:style-name="ch5">
              <text:p>Grid size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N67:Arkusz2.N80" chart:class="chart:scatter">
            <chart:domain table:cell-range-address="Arkusz2.M67:Arkusz2.M80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M67:Arkusz2.M80</svg:desc>
                </draw:g>
              </table:table-cell>
              <table:table-cell office:value-type="float" office:value="0.83">
                <text:p>0.83</text:p>
                <draw:g>
                  <svg:desc>Arkusz2.N67:Arkusz2.N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">
                <text:p>0.9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627cm" svg:y="0.316cm" chart:style-name="ch2">
          <text:p>Accuracy(Filter param)</text:p>
        </chart:title>
        <chart:plot-area chart:style-name="ch3" table:cell-range-address="Arkusz2.M82:Arkusz2.N92" svg:x="1.33cm" svg:y="1.275cm" svg:width="14.349cm" svg:height="6.569cm">
          <chart:coordinate-region svg:x="2.057cm" svg:y="1.474cm" svg:width="13.528cm" svg:height="5.723cm"/>
          <chart:axis chart:dimension="x" chart:name="primary-x" chart:style-name="ch4">
            <chart:title svg:x="7.812cm" svg:y="8.024cm" chart:style-name="ch5">
              <text:p>Grid size</text:p>
            </chart:title>
          </chart:axis>
          <chart:axis chart:dimension="y" chart:name="primary-y" chart:style-name="ch6">
            <chart:title svg:x="0.451cm" svg:y="5.476cm" chart:style-name="ch7">
              <text:p>Filter param</text:p>
            </chart:title>
            <chart:grid chart:style-name="ch8" chart:class="major"/>
          </chart:axis>
          <chart:series chart:style-name="ch9" chart:values-cell-range-address="Arkusz2.N82:Arkusz2.N92" chart:class="chart:scatter">
            <chart:domain table:cell-range-address="Arkusz2.M82:Arkusz2.M9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M82:Arkusz2.M92</svg:desc>
                </draw:g>
              </table:table-cell>
              <table:table-cell office:value-type="float" office:value="0.887">
                <text:p>0.887</text:p>
                <draw:g>
                  <svg:desc>Arkusz2.N82:Arkusz2.N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113">
                <text:p>0.1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99cm" svg:y="0.316cm" chart:style-name="ch2">
          <text:p>Accuracy(k)</text:p>
        </chart:title>
        <chart:plot-area chart:style-name="ch3" table:cell-range-address="Arkusz2.Y4:Arkusz2.Z19" chart:data-source-has-labels="row" svg:x="1.33cm" svg:y="1.275cm" svg:width="14.349cm" svg:height="6.57cm">
          <chart:coordinate-region svg:x="2.242cm" svg:y="1.474cm" svg:width="13.25cm" svg:height="5.724cm"/>
          <chart:axis chart:dimension="x" chart:name="primary-x" chart:style-name="ch4">
            <chart:title svg:x="8.367cm" svg:y="8.025cm" chart:style-name="ch5">
              <text:p>k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Z5:Arkusz2.Z19" chart:label-cell-address="Arkusz2.Z4:Arkusz2.Z4" chart:class="chart:scatter">
            <chart:domain table:cell-range-address="Arkusz2.Y5:Arkusz2.Y1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Y</text:p>
              </table:table-cell>
              <table:table-cell office:value-type="string">
                <text:p/>
                <draw:g>
                  <svg:desc>Arkusz2.Z4:Arkusz2.Z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Y5:Arkusz2.Y19</svg:desc>
                </draw:g>
              </table:table-cell>
              <table:table-cell office:value-type="float" office:value="0.736">
                <text:p>0.736</text:p>
                <draw:g>
                  <svg:desc>Arkusz2.Z5:Arkusz2.Z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74">
                <text:p>0.7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627cm" svg:y="0.316cm" chart:style-name="ch2">
          <text:p>Accuracy(Alpha factor)</text:p>
        </chart:title>
        <chart:plot-area chart:style-name="ch3" table:cell-range-address="Arkusz2.B35:Arkusz2.C44" chart:data-source-has-labels="row" svg:x="1.33cm" svg:y="1.275cm" svg:width="14.349cm" svg:height="6.57cm">
          <chart:coordinate-region svg:x="2.428cm" svg:y="1.474cm" svg:width="13.064cm" svg:height="5.724cm"/>
          <chart:axis chart:dimension="x" chart:name="primary-x" chart:style-name="ch4">
            <chart:title svg:x="7.587cm" svg:y="8.025cm" chart:style-name="ch5">
              <text:p>Alpha factor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C36:Arkusz2.C44" chart:label-cell-address="Arkusz2.C35:Arkusz2.C35" chart:class="chart:scatter">
            <chart:domain table:cell-range-address="Arkusz2.B36:Arkusz2.B44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/>
                <draw:g>
                  <svg:desc>Arkusz2.C35:Arkusz2.C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Arkusz2.B36:Arkusz2.B44</svg:desc>
                </draw:g>
              </table:table-cell>
              <table:table-cell office:value-type="float" office:value="0.764">
                <text:p>0.764</text:p>
                <draw:g>
                  <svg:desc>Arkusz2.C36:Arkusz2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783">
                <text:p>0.7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3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169cm" svg:y="0.316cm" chart:style-name="ch2">
          <text:p>Accuracy(cycles)</text:p>
        </chart:title>
        <chart:plot-area chart:style-name="ch3" table:cell-range-address="Arkusz2.B47:Arkusz2.C58" chart:data-source-has-labels="row" svg:x="1.33cm" svg:y="1.275cm" svg:width="14.349cm" svg:height="6.569cm">
          <chart:coordinate-region svg:x="2.428cm" svg:y="1.474cm" svg:width="13.064cm" svg:height="5.723cm"/>
          <chart:axis chart:dimension="x" chart:name="primary-x" chart:style-name="ch4">
            <chart:title svg:x="7.957cm" svg:y="8.024cm" chart:style-name="ch5">
              <text:p>Cycles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C48:Arkusz2.C58" chart:label-cell-address="Arkusz2.C47:Arkusz2.C47" chart:class="chart:scatter">
            <chart:domain table:cell-range-address="Arkusz2.B48:Arkusz2.B58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/>
                <draw:g>
                  <svg:desc>Arkusz2.C47:Arkusz2.C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2.B48:Arkusz2.B58</svg:desc>
                </draw:g>
              </table:table-cell>
              <table:table-cell office:value-type="float" office:value="0.774">
                <text:p>0.774</text:p>
                <draw:g>
                  <svg:desc>Arkusz2.C48:Arkusz2.C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764">
                <text:p>0.7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699cm" svg:y="0.316cm" chart:style-name="ch2">
          <text:p>Accuracy(k)</text:p>
        </chart:title>
        <chart:plot-area chart:style-name="ch3" table:cell-range-address="Arkusz2.B62:Arkusz2.C76 Arkusz2.C61:Arkusz2.C61" chart:data-source-has-labels="row" svg:x="1.33cm" svg:y="1.275cm" svg:width="14.349cm" svg:height="6.569cm">
          <chart:coordinate-region svg:x="2.242cm" svg:y="1.475cm" svg:width="13.25cm" svg:height="5.722cm"/>
          <chart:axis chart:dimension="x" chart:name="primary-x" chart:style-name="ch4">
            <chart:title svg:x="8.367cm" svg:y="8.024cm" chart:style-name="ch5">
              <text:p>k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C62:Arkusz2.C76" chart:label-cell-address="Arkusz2.C61:Arkusz2.C61" chart:class="chart:scatter">
            <chart:domain table:cell-range-address="Arkusz2.B62:Arkusz2.B76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/>
                <draw:g>
                  <svg:desc>Arkusz2.C61:Arkusz2.C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B62:Arkusz2.B76</svg:desc>
                </draw:g>
              </table:table-cell>
              <table:table-cell office:value-type="float" office:value="0.764">
                <text:p>0.764</text:p>
                <draw:g>
                  <svg:desc>Arkusz2.C62:Arkusz2.C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58">
                <text:p>0.8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024cm" svg:y="0.316cm" chart:style-name="ch2">
          <text:p>Accuracy(DE step)</text:p>
        </chart:title>
        <chart:plot-area chart:style-name="ch3" table:cell-range-address="Arkusz2.M6:Arkusz2.N15" svg:x="1.33cm" svg:y="1.275cm" svg:width="14.349cm" svg:height="6.57cm">
          <chart:coordinate-region svg:x="2.242cm" svg:y="1.474cm" svg:width="13.251cm" svg:height="5.724cm"/>
          <chart:axis chart:dimension="x" chart:name="primary-x" chart:style-name="ch4">
            <chart:title svg:x="7.878cm" svg:y="8.025cm" chart:style-name="ch5">
              <text:p>DE step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N6:Arkusz2.N15" chart:class="chart:scatter">
            <chart:domain table:cell-range-address="Arkusz2.M6:Arkusz2.M15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Arkusz2.M6:Arkusz2.M15</svg:desc>
                </draw:g>
              </table:table-cell>
              <table:table-cell office:value-type="float" office:value="0.877">
                <text:p>0.877</text:p>
                <draw:g>
                  <svg:desc>Arkusz2.N6:Arkusz2.N15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858">
                <text:p>0.8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09cm" svg:y="0.316cm" chart:style-name="ch2">
          <text:p>Accuracy(DE dim)</text:p>
        </chart:title>
        <chart:plot-area chart:style-name="ch3" table:cell-range-address="Arkusz2.M19:Arkusz2.N26" svg:x="1.33cm" svg:y="1.275cm" svg:width="14.349cm" svg:height="6.57cm">
          <chart:coordinate-region svg:x="2.057cm" svg:y="1.474cm" svg:width="13.528cm" svg:height="5.724cm"/>
          <chart:axis chart:dimension="x" chart:name="primary-x" chart:style-name="ch4">
            <chart:title svg:x="7.918cm" svg:y="8.025cm" chart:style-name="ch5">
              <text:p>DE dim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N19:Arkusz2.N26" chart:class="chart:scatter">
            <chart:domain table:cell-range-address="Arkusz2.M19:Arkusz2.M26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Arkusz2.M19:Arkusz2.M26</svg:desc>
                </draw:g>
              </table:table-cell>
              <table:table-cell office:value-type="float" office:value="0.868">
                <text:p>0.868</text:p>
                <draw:g>
                  <svg:desc>Arkusz2.N19:Arkusz2.N26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462">
                <text:p>0.4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103cm" svg:y="0.316cm" chart:style-name="ch2">
          <text:p>Accuracy(DE slid)</text:p>
        </chart:title>
        <chart:plot-area chart:style-name="ch3" table:cell-range-address="Arkusz2.M29:Arkusz2.N38" svg:x="1.33cm" svg:y="1.275cm" svg:width="14.349cm" svg:height="6.569cm">
          <chart:coordinate-region svg:x="2.057cm" svg:y="1.474cm" svg:width="13.436cm" svg:height="5.723cm"/>
          <chart:axis chart:dimension="x" chart:name="primary-x" chart:style-name="ch4">
            <chart:title svg:x="7.931cm" svg:y="8.024cm" chart:style-name="ch5">
              <text:p>DE slid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N29:Arkusz2.N38" chart:class="chart:scatter">
            <chart:domain table:cell-range-address="Arkusz2.M29:Arkusz2.M38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M29:Arkusz2.M38</svg:desc>
                </draw:g>
              </table:table-cell>
              <table:table-cell office:value-type="float" office:value="0.887">
                <text:p>0.887</text:p>
                <draw:g>
                  <svg:desc>Arkusz2.N29:Arkusz2.N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45">
                <text:p>0.7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6.368cm" svg:y="0.316cm" chart:style-name="ch2">
          <text:p>Accuracy(Beta)</text:p>
        </chart:title>
        <chart:plot-area chart:style-name="ch3" table:cell-range-address="Arkusz2.M54:Arkusz2.N63" svg:x="1.33cm" svg:y="1.275cm" svg:width="14.35cm" svg:height="6.57cm">
          <chart:coordinate-region svg:x="2.242cm" svg:y="1.474cm" svg:width="13.252cm" svg:height="5.724cm"/>
          <chart:axis chart:dimension="x" chart:name="primary-x" chart:style-name="ch4">
            <chart:title svg:x="8.117cm" svg:y="8.025cm" chart:style-name="ch5">
              <text:p>Beta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N54:Arkusz2.N63" chart:class="chart:scatter">
            <chart:domain table:cell-range-address="Arkusz2.M54:Arkusz2.M63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Arkusz2.M54:Arkusz2.M63</svg:desc>
                </draw:g>
              </table:table-cell>
              <table:table-cell office:value-type="float" office:value="0.906">
                <text:p>0.906</text:p>
                <draw:g>
                  <svg:desc>Arkusz2.N54:Arkusz2.N63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877">
                <text:p>0.8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6.262cm" svg:y="0.316cm" chart:style-name="ch2">
          <text:p>Accuracy(Alpha)</text:p>
        </chart:title>
        <chart:plot-area chart:style-name="ch3" table:cell-range-address="Arkusz2.M42:Arkusz2.N51" svg:x="1.33cm" svg:y="1.275cm" svg:width="14.35cm" svg:height="6.57cm">
          <chart:coordinate-region svg:x="2.428cm" svg:y="1.474cm" svg:width="13.066cm" svg:height="5.724cm"/>
          <chart:axis chart:dimension="x" chart:name="primary-x" chart:style-name="ch4">
            <chart:title svg:x="8.024cm" svg:y="8.025cm" chart:style-name="ch5">
              <text:p>Alpha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N42:Arkusz2.N51" chart:class="chart:scatter">
            <chart:domain table:cell-range-address="Arkusz2.M42:Arkusz2.M5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M42:Arkusz2.M51</svg:desc>
                </draw:g>
              </table:table-cell>
              <table:table-cell office:value-type="float" office:value="0.906">
                <text:p>0.906</text:p>
                <draw:g>
                  <svg:desc>Arkusz2.N42:Arkusz2.N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7">
                <text:p>0.88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